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c89c9" draw:textarea-horizontal-align="justify" draw:textarea-vertical-align="middle" draw:auto-grow-height="false" fo:min-height="1.02cm" fo:min-width="6.866cm"/>
    </style:style>
    <style:style style:name="gr2" style:family="graphic" style:parent-style-name="standard">
      <style:graphic-properties draw:textarea-horizontal-align="justify" draw:textarea-vertical-align="middle" draw:auto-grow-height="false" fo:min-height="0.914cm" fo:min-width="3.3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96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6699" draw:textarea-horizontal-align="justify" draw:textarea-vertical-align="top" draw:auto-grow-height="false" fo:min-height="15.382cm" fo:min-width="25.412cm"/>
    </style:style>
    <style:style style:name="gr6" style:family="graphic" style:parent-style-name="standard">
      <style:graphic-properties draw:fill-color="#4c89c9" draw:textarea-horizontal-align="justify" draw:textarea-vertical-align="middle" draw:auto-grow-height="false" fo:min-height="1.528cm" fo:min-width="25.40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006cm" fo:min-width="23.376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1.006cm" fo:min-width="22.106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006cm" fo:min-width="20.58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4c89c9"/>
      <style:paragraph-properties fo:text-align="center"/>
      <style:text-properties fo: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ffffff"/>
    </style:style>
    <style:style style:name="P7" style:family="paragraph">
      <loext:graphic-properties draw:fill-color="#006699"/>
      <style:paragraph-properties fo:text-align="start"/>
      <style:text-properties fo: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83caff"/>
      <style:paragraph-properties fo:text-align="center"/>
      <style:text-properties fo: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66cm" svg:height="1.27cm" svg:x="1.012cm" svg:y="1.524cm">
          <text:p text:style-name="P1">Home T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4.568cm" svg:y="3.224cm">
          <text:p text:style-name="P1">Home-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4.568cm" svg:y="4.724cm">
          <text:p text:style-name="P1">Home-0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27cm" svg:x="4.612cm" svg:y="6.324cm">
          <text:p text:style-name="P1">React T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1cm" svg:height="1.164cm" svg:x="8.168cm" svg:y="8.024cm">
          <text:p text:style-name="P1">React-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8.168cm" svg:y="9.524cm">
          <text:p text:style-name="P1">React-0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27cm" svg:x="4.612cm" svg:y="11.024cm">
          <text:p text:style-name="P1">HTML T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8.168cm" svg:y="12.724cm">
          <text:p text:style-name="P1">Html-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8.168cm" svg:y="14.224cm">
          <text:p text:style-name="P1">Html-0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922cm" svg:height="19.211cm" svg:x="14.7cm" svg:y="0.762cm">
          <draw:text-box>
            <text:p text:style-name="P3"><text:span text:style-name="T1">export const reactMenuItems = [</text:span></text:p>
            <text:p text:style-name="P3"><text:span text:style-name="T1"><text:s text:c="2"/></text:span><text:span text:style-name="T1">{</text:span></text:p>
            <text:p text:style-name="P3"><text:span text:style-name="T1"><text:s text:c="4"/></text:span><text:span text:style-name="T1">to: 'react-toc/react-01',</text:span></text:p>
            <text:p text:style-name="P3"><text:span text:style-name="T1"><text:s text:c="4"/></text:span><text:span text:style-name="T1">name: 'React-01',</text:span></text:p>
            <text:p text:style-name="P3"><text:span text:style-name="T1"><text:s text:c="2"/></text:span><text:span text:style-name="T1">},</text:span></text:p>
            <text:p text:style-name="P3"><text:span text:style-name="T1"><text:s text:c="2"/></text:span><text:span text:style-name="T1">{</text:span></text:p>
            <text:p text:style-name="P3"><text:span text:style-name="T1"><text:s text:c="4"/></text:span><text:span text:style-name="T1">to: 'react-toc/react-02',</text:span></text:p>
            <text:p text:style-name="P3"><text:span text:style-name="T1"><text:s text:c="4"/></text:span><text:span text:style-name="T1">name: 'React-02',</text:span></text:p>
            <text:p text:style-name="P3"><text:span text:style-name="T1"><text:s text:c="2"/></text:span><text:span text:style-name="T1">},</text:span></text:p>
            <text:p text:style-name="P3"><text:span text:style-name="T1">]</text:span></text:p>
            <text:p text:style-name="P3"><text:span text:style-name="T1"/></text:p>
            <text:p text:style-name="P3"><text:span text:style-name="T1">export const htmlMenuItems = [</text:span></text:p>
            <text:p text:style-name="P3"><text:span text:style-name="T1"><text:s text:c="2"/></text:span><text:span text:style-name="T1">{</text:span></text:p>
            <text:p text:style-name="P3"><text:span text:style-name="T1"><text:s text:c="4"/></text:span><text:span text:style-name="T1">to: 'html-toc/html-01',</text:span></text:p>
            <text:p text:style-name="P3"><text:span text:style-name="T1"><text:s text:c="4"/></text:span><text:span text:style-name="T1">name: 'Html-01',</text:span></text:p>
            <text:p text:style-name="P3"><text:span text:style-name="T1"><text:s text:c="2"/></text:span><text:span text:style-name="T1">},</text:span></text:p>
            <text:p text:style-name="P3"><text:span text:style-name="T1"><text:s text:c="2"/></text:span><text:span text:style-name="T1">{</text:span></text:p>
            <text:p text:style-name="P3"><text:span text:style-name="T1"><text:s text:c="4"/></text:span><text:span text:style-name="T1">to: 'html-toc/html-02',</text:span></text:p>
            <text:p text:style-name="P3"><text:span text:style-name="T1"><text:s text:c="4"/></text:span><text:span text:style-name="T1">name: 'Html-02',</text:span></text:p>
            <text:p text:style-name="P3"><text:span text:style-name="T1"><text:s text:c="2"/></text:span><text:span text:style-name="T1">},</text:span></text:p>
            <text:p text:style-name="P3"><text:span text:style-name="T1">]</text:span></text:p>
            <text:p text:style-name="P3"><text:span text:style-name="T1"/></text:p>
            <text:p text:style-name="P3"><text:span text:style-name="T1">export const homeMenuItems = [</text:span></text:p>
            <text:p text:style-name="P3"><text:span text:style-name="T1"><text:s text:c="2"/></text:span><text:span text:style-name="T1">{</text:span></text:p>
            <text:p text:style-name="P3"><text:span text:style-name="T1"><text:s text:c="4"/></text:span><text:span text:style-name="T1">to: 'home-01',</text:span></text:p>
            <text:p text:style-name="P3"><text:span text:style-name="T1"><text:s text:c="4"/></text:span><text:span text:style-name="T1">name: 'Home-01',</text:span></text:p>
            <text:p text:style-name="P3"><text:span text:style-name="T1"><text:s text:c="2"/></text:span><text:span text:style-name="T1">},</text:span></text:p>
            <text:p text:style-name="P3"><text:span text:style-name="T1"><text:s text:c="2"/></text:span><text:span text:style-name="T1">{</text:span></text:p>
            <text:p text:style-name="P3"><text:span text:style-name="T1"><text:s text:c="4"/></text:span><text:span text:style-name="T1">to: 'home-02',</text:span></text:p>
            <text:p text:style-name="P3"><text:span text:style-name="T1"><text:s text:c="4"/></text:span><text:span text:style-name="T1">name: 'Home-02',</text:span></text:p>
            <text:p text:style-name="P3"><text:span text:style-name="T1"><text:s text:c="2"/></text:span><text:span text:style-name="T1">},</text:span></text:p>
            <text:p text:style-name="P3"><text:span text:style-name="T1"><text:s text:c="2"/></text:span><text:span text:style-name="T1">{</text:span></text:p>
            <text:p text:style-name="P3"><text:span text:style-name="T1"><text:s text:c="4"/></text:span><text:span text:style-name="T1">to: 'html-toc',</text:span></text:p>
            <text:p text:style-name="P3"><text:span text:style-name="T1"><text:s text:c="4"/></text:span><text:span text:style-name="T1">name: 'HTML CSS JS',</text:span></text:p>
            <text:p text:style-name="P3"><text:span text:style-name="T1"><text:s text:c="2"/></text:span><text:span text:style-name="T1">},</text:span></text:p>
            <text:p text:style-name="P3"><text:span text:style-name="T1">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7" draw:layer="layout" svg:width="25.912cm" svg:height="15.632cm" svg:x="1.012cm" svg:y="2.486cm">
          <text:p text:style-name="P6">Pag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908cm" svg:height="1.778cm" svg:x="1.016cm" svg:y="3.54cm">
          <text:p text:style-name="P1">Page Header (title, sub-title, back)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1.524cm" svg:x="1.694cm" svg:y="3.696cm">
          <text:p text:style-name="P8">Back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3.876cm" svg:height="1.256cm" svg:x="2.032cm" svg:y="5.84cm">
          <text:p text:style-name="P1">Section (title, sub-title, level = 1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908cm" svg:height="1.778cm" svg:x="1.016cm" svg:y="16.34cm">
          <text:p text:style-name="P1">Page Footer ?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2.606cm" svg:height="1.256cm" svg:x="3.302cm" svg:y="7.34cm">
          <text:p text:style-name="P1">Section (title, sub-title, level = 2)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082cm" svg:height="1.256cm" svg:x="4.826cm" svg:y="8.84cm">
          <text:p text:style-name="P1">Section (title, sub-title, level = 3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908cm" svg:height="1.778cm" svg:x="1.016cm" svg:y="0.34cm">
          <text:p text:style-name="P1">App Head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908cm" svg:height="1.778cm" svg:x="1.016cm" svg:y="18.54cm">
          <text:p text:style-name="P1">App Foot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1.524cm" svg:x="1.694cm" svg:y="16.496cm">
          <text:p text:style-name="P8">Bac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" draw:text-style-name="P7" draw:layer="layout" svg:width="25.912cm" svg:height="15.632cm" svg:x="1.012cm" svg:y="2.486cm">
          <text:p text:style-name="P6">TOC-Pag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908cm" svg:height="1.778cm" svg:x="1.016cm" svg:y="0.34cm">
          <text:p text:style-name="P1">App Head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908cm" svg:height="1.778cm" svg:x="1.016cm" svg:y="18.54cm">
          <text:p text:style-name="P1">App Foo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27cm" svg:x="1.612cm" svg:y="3.724cm">
          <text:p text:style-name="P1">Home T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5.168cm" svg:y="5.424cm">
          <text:p text:style-name="P1">Home-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5.168cm" svg:y="6.924cm">
          <text:p text:style-name="P1">Home-0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27cm" svg:x="5.212cm" svg:y="8.524cm">
          <text:p text:style-name="P1">React T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1cm" svg:height="1.164cm" svg:x="8.768cm" svg:y="10.224cm">
          <text:p text:style-name="P1">React-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8.768cm" svg:y="11.724cm">
          <text:p text:style-name="P1">React-0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27cm" svg:x="5.212cm" svg:y="13.224cm">
          <text:p text:style-name="P1">HTML T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8.768cm" svg:y="14.924cm">
          <text:p text:style-name="P1">Html-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64cm" svg:x="8.768cm" svg:y="16.424cm">
          <text:p text:style-name="P1">Html-0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left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5e27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5e27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9:29:03.159798121</meta:creation-date>
    <dc:date>2017-10-26T19:02:33.639831844</dc:date>
    <meta:editing-duration>PT8H42M24S</meta:editing-duration>
    <meta:editing-cycles>7</meta:editing-cycles>
    <meta:generator>LibreOffice/5.1.6.2$Linux_X86_64 LibreOffice_project/10m0$Build-2</meta:generator>
    <meta:document-statistic meta:object-count="59"/>
  </office:meta>
</office:document-meta>
</file>